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65.85pt"/>
    </style:style>
    <style:style style:name="co6" style:family="table-column">
      <style:table-column-properties fo:break-before="auto" style:column-width="65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_prices_international_past_E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Uncertainty in historical fossil gas and coal pri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e: Duval, Alice, and Benjamin Vandenbusche. 2018. EDDE Master the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ersifier le Secteur Électrique Vietnamien Par plus de Gaz Peut Il Réduire l’exposition au risque prix des combustibles fossiles?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Coal</text:p>
          </table:table-cell>
          <table:table-cell table:number-columns-repeated="2"/>
          <table:table-cell office:value-type="string" calcext:value-type="string">
            <text:p>Gas</text:p>
          </table:table-cell>
          <table:table-cell office:value-type="string" calcext:value-type="string">
            <text:p>Coal</text:p>
          </table:table-cell>
        </table:table-row>
        <table:table-row table:style-name="ro1">
          <table:table-cell office:value-type="float" office:value="2.4515" calcext:value-type="float">
            <text:p>2.4515</text:p>
          </table:table-cell>
          <table:table-cell office:value-type="float" office:value="52.0285" calcext:value-type="float">
            <text:p>52.0285</text:p>
          </table:table-cell>
          <table:table-cell/>
          <table:table-cell office:value-type="string" calcext:value-type="string">
            <text:p>average</text:p>
          </table:table-cell>
          <table:table-cell table:formula="of:=AVERAGE([.A7:.A33])" office:value-type="float" office:value="4.08048148148148" calcext:value-type="float">
            <text:p>4.08048148148148</text:p>
          </table:table-cell>
          <table:table-cell table:formula="of:=AVERAGE([.B7:.D43])" office:value-type="float" office:value="55.7146081081081" calcext:value-type="float">
            <text:p>55.7146081081081</text:p>
          </table:table-cell>
        </table:table-row>
        <table:table-row table:style-name="ro1">
          <table:table-cell office:value-type="float" office:value="2.6015" calcext:value-type="float">
            <text:p>2.6015</text:p>
          </table:table-cell>
          <table:table-cell office:value-type="float" office:value="54.1105" calcext:value-type="float">
            <text:p>54.1105</text:p>
          </table:table-cell>
          <table:table-cell/>
          <table:table-cell office:value-type="string" calcext:value-type="string">
            <text:p>std</text:p>
          </table:table-cell>
          <table:table-cell table:formula="of:=STDEV([.A7:.A33])" office:value-type="float" office:value="1.2733916135922" calcext:value-type="float">
            <text:p>1.2733916135922</text:p>
          </table:table-cell>
          <table:table-cell table:formula="of:=STDEV([.B7:.B43])" office:value-type="float" office:value="9.08055524346693" calcext:value-type="float">
            <text:p>9.08055524346693</text:p>
          </table:table-cell>
        </table:table-row>
        <table:table-row table:style-name="ro1">
          <table:table-cell office:value-type="float" office:value="2.7555" calcext:value-type="float">
            <text:p>2.7555</text:p>
          </table:table-cell>
          <table:table-cell office:value-type="float" office:value="55.9615" calcext:value-type="float">
            <text:p>55.9615</text:p>
          </table:table-cell>
          <table:table-cell/>
          <table:table-cell office:value-type="string" calcext:value-type="string">
            <text:p>2 std</text:p>
          </table:table-cell>
          <table:table-cell table:formula="of:=[.E8]*2" office:value-type="float" office:value="2.5467832271844" calcext:value-type="float">
            <text:p>2.5467832271844</text:p>
          </table:table-cell>
          <table:table-cell table:formula="of:=[.F8]*2" office:value-type="float" office:value="18.1611104869339" calcext:value-type="float">
            <text:p>18.1611104869339</text:p>
          </table:table-cell>
        </table:table-row>
        <table:table-row table:style-name="ro1">
          <table:table-cell office:value-type="float" office:value="2.893" calcext:value-type="float">
            <text:p>2.893</text:p>
          </table:table-cell>
          <table:table-cell office:value-type="float" office:value="58.1385" calcext:value-type="float">
            <text:p>58.1385</text:p>
          </table:table-cell>
          <table:table-cell table:number-columns-repeated="4"/>
        </table:table-row>
        <table:table-row table:style-name="ro1">
          <table:table-cell office:value-type="float" office:value="3.0235" calcext:value-type="float">
            <text:p>3.0235</text:p>
          </table:table-cell>
          <table:table-cell office:value-type="float" office:value="60.2195" calcext:value-type="float">
            <text:p>60.2195</text:p>
          </table:table-cell>
          <table:table-cell/>
          <table:table-cell office:value-type="string" calcext:value-type="string">
            <text:p>Descriptive statistics above used in</text:p>
          </table:table-cell>
          <table:table-cell table:number-columns-repeated="2"/>
        </table:table-row>
        <table:table-row table:style-name="ro1">
          <table:table-cell office:value-type="float" office:value="3.138" calcext:value-type="float">
            <text:p>3.138</text:p>
          </table:table-cell>
          <table:table-cell office:value-type="float" office:value="61.8065" calcext:value-type="float">
            <text:p>61.8065</text:p>
          </table:table-cell>
          <table:table-cell/>
          <table:table-cell office:value-type="string" calcext:value-type="string">
            <text:p>lcoe/param_tech_catalogue.py</text:p>
          </table:table-cell>
          <table:table-cell table:number-columns-repeated="2"/>
        </table:table-row>
        <table:table-row table:style-name="ro1">
          <table:table-cell office:value-type="float" office:value="3.2495" calcext:value-type="float">
            <text:p>3.2495</text:p>
          </table:table-cell>
          <table:table-cell office:value-type="float" office:value="63.241" calcext:value-type="float">
            <text:p>63.241</text:p>
          </table:table-cell>
          <table:table-cell table:number-columns-repeated="4"/>
        </table:table-row>
        <table:table-row table:style-name="ro1">
          <table:table-cell office:value-type="float" office:value="3.359" calcext:value-type="float">
            <text:p>3.359</text:p>
          </table:table-cell>
          <table:table-cell office:value-type="float" office:value="64.6305" calcext:value-type="float">
            <text:p>64.6305</text:p>
          </table:table-cell>
          <table:table-cell table:number-columns-repeated="4"/>
        </table:table-row>
        <table:table-row table:style-name="ro1">
          <table:table-cell office:value-type="float" office:value="3.4625" calcext:value-type="float">
            <text:p>3.4625</text:p>
          </table:table-cell>
          <table:table-cell office:value-type="float" office:value="65.9355" calcext:value-type="float">
            <text:p>65.9355</text:p>
          </table:table-cell>
          <table:table-cell table:number-columns-repeated="4"/>
        </table:table-row>
        <table:table-row table:style-name="ro1">
          <table:table-cell office:value-type="float" office:value="3.5105" calcext:value-type="float">
            <text:p>3.5105</text:p>
          </table:table-cell>
          <table:table-cell office:value-type="float" office:value="67.1155" calcext:value-type="float">
            <text:p>67.1155</text:p>
          </table:table-cell>
          <table:table-cell table:number-columns-repeated="4"/>
        </table:table-row>
        <table:table-row table:style-name="ro1">
          <table:table-cell office:value-type="float" office:value="3.549" calcext:value-type="float">
            <text:p>3.549</text:p>
          </table:table-cell>
          <table:table-cell office:value-type="float" office:value="67.9695" calcext:value-type="float">
            <text:p>67.9695</text:p>
          </table:table-cell>
          <table:table-cell table:number-columns-repeated="4"/>
        </table:table-row>
        <table:table-row table:style-name="ro1">
          <table:table-cell office:value-type="float" office:value="3.6215" calcext:value-type="float">
            <text:p>3.6215</text:p>
          </table:table-cell>
          <table:table-cell office:value-type="float" office:value="68.3865" calcext:value-type="float">
            <text:p>68.3865</text:p>
          </table:table-cell>
          <table:table-cell table:number-columns-repeated="4"/>
        </table:table-row>
        <table:table-row table:style-name="ro1">
          <table:table-cell office:value-type="float" office:value="3.6695" calcext:value-type="float">
            <text:p>3.6695</text:p>
          </table:table-cell>
          <table:table-cell office:value-type="float" office:value="68.4455" calcext:value-type="float">
            <text:p>68.4455</text:p>
          </table:table-cell>
          <table:table-cell table:number-columns-repeated="4"/>
        </table:table-row>
        <table:table-row table:style-name="ro1">
          <table:table-cell office:value-type="float" office:value="3.6615" calcext:value-type="float">
            <text:p>3.6615</text:p>
          </table:table-cell>
          <table:table-cell office:value-type="float" office:value="68.363" calcext:value-type="float">
            <text:p>68.363</text:p>
          </table:table-cell>
          <table:table-cell table:number-columns-repeated="4"/>
        </table:table-row>
        <table:table-row table:style-name="ro1">
          <table:table-cell office:value-type="float" office:value="3.649" calcext:value-type="float">
            <text:p>3.649</text:p>
          </table:table-cell>
          <table:table-cell office:value-type="float" office:value="68.071" calcext:value-type="float">
            <text:p>68.071</text:p>
          </table:table-cell>
          <table:table-cell table:number-columns-repeated="4"/>
        </table:table-row>
        <table:table-row table:style-name="ro1">
          <table:table-cell office:value-type="float" office:value="3.6585" calcext:value-type="float">
            <text:p>3.6585</text:p>
          </table:table-cell>
          <table:table-cell office:value-type="float" office:value="66.838" calcext:value-type="float">
            <text:p>66.838</text:p>
          </table:table-cell>
          <table:table-cell table:number-columns-repeated="4"/>
        </table:table-row>
        <table:table-row table:style-name="ro1">
          <table:table-cell office:value-type="float" office:value="3.718" calcext:value-type="float">
            <text:p>3.718</text:p>
          </table:table-cell>
          <table:table-cell office:value-type="float" office:value="64.6935" calcext:value-type="float">
            <text:p>64.6935</text:p>
          </table:table-cell>
          <table:table-cell table:number-columns-repeated="4"/>
        </table:table-row>
        <table:table-row table:style-name="ro1">
          <table:table-cell office:value-type="float" office:value="3.871" calcext:value-type="float">
            <text:p>3.871</text:p>
          </table:table-cell>
          <table:table-cell office:value-type="float" office:value="62.3685" calcext:value-type="float">
            <text:p>62.3685</text:p>
          </table:table-cell>
          <table:table-cell table:number-columns-repeated="4"/>
        </table:table-row>
        <table:table-row table:style-name="ro1">
          <table:table-cell office:value-type="float" office:value="4.098" calcext:value-type="float">
            <text:p>4.098</text:p>
          </table:table-cell>
          <table:table-cell office:value-type="float" office:value="60.0665" calcext:value-type="float">
            <text:p>60.0665</text:p>
          </table:table-cell>
          <table:table-cell table:number-columns-repeated="4"/>
        </table:table-row>
        <table:table-row table:style-name="ro1">
          <table:table-cell office:value-type="float" office:value="4.3785" calcext:value-type="float">
            <text:p>4.3785</text:p>
          </table:table-cell>
          <table:table-cell office:value-type="float" office:value="58.387" calcext:value-type="float">
            <text:p>58.387</text:p>
          </table:table-cell>
          <table:table-cell table:number-columns-repeated="4"/>
        </table:table-row>
        <table:table-row table:style-name="ro1">
          <table:table-cell office:value-type="float" office:value="4.814" calcext:value-type="float">
            <text:p>4.814</text:p>
          </table:table-cell>
          <table:table-cell office:value-type="float" office:value="55.97" calcext:value-type="float">
            <text:p>55.97</text:p>
          </table:table-cell>
          <table:table-cell table:number-columns-repeated="4"/>
        </table:table-row>
        <table:table-row table:style-name="ro1">
          <table:table-cell office:value-type="float" office:value="5.241" calcext:value-type="float">
            <text:p>5.241</text:p>
          </table:table-cell>
          <table:table-cell office:value-type="float" office:value="54.0265" calcext:value-type="float">
            <text:p>54.0265</text:p>
          </table:table-cell>
          <table:table-cell table:number-columns-repeated="4"/>
        </table:table-row>
        <table:table-row table:style-name="ro1">
          <table:table-cell office:value-type="float" office:value="5.7775" calcext:value-type="float">
            <text:p>5.7775</text:p>
          </table:table-cell>
          <table:table-cell office:value-type="float" office:value="52.5675" calcext:value-type="float">
            <text:p>52.5675</text:p>
          </table:table-cell>
          <table:table-cell table:number-columns-repeated="4"/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50.841" calcext:value-type="float">
            <text:p>50.841</text:p>
          </table:table-cell>
          <table:table-cell table:number-columns-repeated="4"/>
        </table:table-row>
        <table:table-row table:style-name="ro1">
          <table:table-cell office:value-type="float" office:value="6.548" calcext:value-type="float">
            <text:p>6.548</text:p>
          </table:table-cell>
          <table:table-cell office:value-type="float" office:value="49.1305" calcext:value-type="float">
            <text:p>49.1305</text:p>
          </table:table-cell>
          <table:table-cell table:number-columns-repeated="4"/>
        </table:table-row>
        <table:table-row table:style-name="ro1">
          <table:table-cell office:value-type="float" office:value="6.764" calcext:value-type="float">
            <text:p>6.764</text:p>
          </table:table-cell>
          <table:table-cell office:value-type="float" office:value="47.3385" calcext:value-type="float">
            <text:p>47.3385</text:p>
          </table:table-cell>
          <table:table-cell table:number-columns-repeated="4"/>
        </table:table-row>
        <table:table-row table:style-name="ro1">
          <table:table-cell office:value-type="float" office:value="6.7815" calcext:value-type="float">
            <text:p>6.7815</text:p>
          </table:table-cell>
          <table:table-cell office:value-type="float" office:value="45.8275" calcext:value-type="float">
            <text:p>45.82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.567" calcext:value-type="float">
            <text:p>44.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.7435" calcext:value-type="float">
            <text:p>43.74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.2945" calcext:value-type="float">
            <text:p>43.29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.8565" calcext:value-type="float">
            <text:p>42.85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.8155" calcext:value-type="float">
            <text:p>42.81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.453" calcext:value-type="float">
            <text:p>43.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.2795" calcext:value-type="float">
            <text:p>45.27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.6175" calcext:value-type="float">
            <text:p>46.6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.517" calcext:value-type="float">
            <text:p>47.5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8185" calcext:value-type="float">
            <text:p>48.81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/00/0000</text:date>, <text:time style:data-style-name="N2" text:time-value="13:01:14.274675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11T13:04:25.856763984</dc:date>
    <dc:creator>Minh Ha Duong</dc:creator>
    <meta:editing-duration>PT9M44S</meta:editing-duration>
    <meta:editing-cycles>3</meta:editing-cycles>
    <meta:generator>LibreOffice/6.3.2.2$Linux_X86_64 LibreOffice_project/30$Build-2</meta:generator>
    <meta:document-statistic meta:table-count="1" meta:cell-count="82" meta:object-count="0"/>
  </office:meta>
</office:document-meta>
</file>